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76c" officeooo:paragraph-rsid="0018d76c"/>
    </style:style>
    <style:style style:name="P2" style:family="paragraph" style:parent-style-name="Standard">
      <style:text-properties officeooo:rsid="001acb25" officeooo:paragraph-rsid="001acb25"/>
    </style:style>
    <style:style style:name="P3" style:family="paragraph" style:parent-style-name="Standard">
      <style:text-properties officeooo:rsid="001c04f2" officeooo:paragraph-rsid="001c04f2"/>
    </style:style>
    <style:style style:name="P4" style:family="paragraph" style:parent-style-name="Standard">
      <style:text-properties officeooo:rsid="001ea5a8" officeooo:paragraph-rsid="001ea5a8"/>
    </style:style>
    <style:style style:name="P5" style:family="paragraph" style:parent-style-name="Standard">
      <style:text-properties officeooo:rsid="00200509" officeooo:paragraph-rsid="00200509"/>
    </style:style>
    <style:style style:name="P6" style:family="paragraph" style:parent-style-name="Standard">
      <style:text-properties officeooo:rsid="00202664" officeooo:paragraph-rsid="00202664"/>
    </style:style>
    <style:style style:name="P7" style:family="paragraph" style:parent-style-name="Standard">
      <style:text-properties officeooo:rsid="00219c56" officeooo:paragraph-rsid="00219c56"/>
    </style:style>
    <style:style style:name="P8" style:family="paragraph" style:parent-style-name="Standard">
      <style:text-properties officeooo:rsid="0023ac26" officeooo:paragraph-rsid="0023ac26"/>
    </style:style>
    <style:style style:name="P9" style:family="paragraph" style:parent-style-name="Standard">
      <style:text-properties officeooo:rsid="0024188e" officeooo:paragraph-rsid="0024188e"/>
    </style:style>
    <style:style style:name="P10" style:family="paragraph" style:parent-style-name="Standard">
      <style:text-properties officeooo:rsid="00249313" officeooo:paragraph-rsid="00249313"/>
    </style:style>
    <style:style style:name="P11" style:family="paragraph" style:parent-style-name="Standard">
      <style:text-properties officeooo:rsid="002688b5" officeooo:paragraph-rsid="002688b5"/>
    </style:style>
    <style:style style:name="P12" style:family="paragraph" style:parent-style-name="Standard">
      <style:text-properties officeooo:rsid="0027deaf" officeooo:paragraph-rsid="0027deaf"/>
    </style:style>
    <style:style style:name="P13" style:family="paragraph" style:parent-style-name="Standard">
      <style:text-properties officeooo:rsid="002ab216" officeooo:paragraph-rsid="002ab216"/>
    </style:style>
    <style:style style:name="P14" style:family="paragraph" style:parent-style-name="Standard">
      <style:text-properties officeooo:rsid="002c2692" officeooo:paragraph-rsid="002ab216"/>
    </style:style>
    <style:style style:name="P15" style:family="paragraph" style:parent-style-name="Standard">
      <style:text-properties officeooo:rsid="002d657a" officeooo:paragraph-rsid="002d657a"/>
    </style:style>
    <style:style style:name="P16" style:family="paragraph" style:parent-style-name="Standard">
      <style:text-properties officeooo:rsid="002e9993" officeooo:paragraph-rsid="002e9993"/>
    </style:style>
    <style:style style:name="P17" style:family="paragraph" style:parent-style-name="Standard">
      <style:text-properties officeooo:rsid="00302377" officeooo:paragraph-rsid="00302377"/>
    </style:style>
    <style:style style:name="P18" style:family="paragraph" style:parent-style-name="Standard">
      <style:text-properties officeooo:rsid="00330112" officeooo:paragraph-rsid="00330112"/>
    </style:style>
    <style:style style:name="P19" style:family="paragraph" style:parent-style-name="Standard">
      <style:text-properties officeooo:rsid="00352c0c" officeooo:paragraph-rsid="00352c0c"/>
    </style:style>
    <style:style style:name="P20" style:family="paragraph" style:parent-style-name="Standard">
      <style:text-properties officeooo:rsid="003916fd" officeooo:paragraph-rsid="003916fd"/>
    </style:style>
    <style:style style:name="P21" style:family="paragraph" style:parent-style-name="Standard">
      <style:text-properties officeooo:rsid="003978a1" officeooo:paragraph-rsid="003978a1"/>
    </style:style>
    <style:style style:name="T1" style:family="text">
      <style:text-properties officeooo:rsid="001f5520"/>
    </style:style>
    <style:style style:name="T2" style:family="text">
      <style:text-properties officeooo:rsid="00202664"/>
    </style:style>
    <style:style style:name="T3" style:family="text">
      <style:text-properties officeooo:rsid="002397a6"/>
    </style:style>
    <style:style style:name="T4" style:family="text">
      <style:text-properties officeooo:rsid="00251dcd"/>
    </style:style>
    <style:style style:name="T5" style:family="text">
      <style:text-properties officeooo:rsid="00254d43"/>
    </style:style>
    <style:style style:name="T6" style:family="text">
      <style:text-properties officeooo:rsid="00292a16"/>
    </style:style>
    <style:style style:name="T7" style:family="text">
      <style:text-properties officeooo:rsid="00336258"/>
    </style:style>
    <style:style style:name="T8" style:family="text">
      <style:text-properties officeooo:rsid="0036e61c"/>
    </style:style>
    <style:style style:name="T9" style:family="text">
      <style:text-properties officeooo:rsid="003750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R et HTR reconnaissance optique de caractère. </text:p>
      <text:p text:style-name="P1"/>
      <text:p text:style-name="P2">Acquisition du texte : avec des corpus on veut acquérir le texte des documents que l’on souhaite analyser. La manière la plus simple d’acquérir le texte est la transcription mais c’est très lent et potentiellement très coûteux mais c’est la méthode la plus sûre scientifiquement parlant. </text:p>
      <text:p text:style-name="P3">Transcription assistée par ordinateur : en utilisant un algorithme permettant la reconnaissance optique des caractères (OCR).</text:p>
      <text:p text:style-name="P3">Téléchargement depuis les API. </text:p>
      <text:p text:style-name="P3"/>
      <text:p text:style-name="P4">L’OCR est aujourd’hui bien calé, on est à 1 à 2 % de taux d’erreur caractères (nombre d’erreurs sur le nombre de caractère total du document). <text:span text:style-name="T1">Pour cela on peut utiliser des logiciels type Tesseract 4 etc. </text:span></text:p>
      <text:p text:style-name="P4"/>
      <text:p text:style-name="P5">Handwritting text recognition (HTR) très peu fonctionnel jusque très récemment mais les machines de deep learning permettent d’accélérer le processus. <text:span text:style-name="T2">Les modèles créés fonctionnent pour une main spécifique. </text:span></text:p>
      <text:p text:style-name="P5"/>
      <text:p text:style-name="P6">O<text:span text:style-name="T3">n</text:span> commence par le traitement des images (scantailor), on identifie les lignes et la mise en page avec les colonnes (fond blanc, texte noir). Puis on passe à la phase de reconnaissance de caractères. </text:p>
      <text:p text:style-name="P7">Une fois cela fait, on peut faire des post-traitement pour améliorer le résultat et virer les erreurs les plus fréquentes.</text:p>
      <text:p text:style-name="P7"/>
      <text:p text:style-name="P8">Le traitement des images. </text:p>
      <text:p text:style-name="P9">La qualité des images est cruciale car si la qualité est faible, la reconnaissance sera beaucoup moins performante. </text:p>
      <text:p text:style-name="P10">Les besoins côté images : min 300 dpi, redressée<text:span text:style-name="T5">s</text:span>, dé-bruitée<text:span text:style-name="T5">s</text:span>, binarisées (blanc ou noir et noir sera identifié comme étant du texte). <text:span text:style-name="T4">On peut pour cela utiliser le logiciel Scantailor. </text:span></text:p>
      <text:p text:style-name="P10"/>
      <text:p text:style-name="P11">Possibilité de récupérer les images gallica avec iiif et une commande bash. </text:p>
      <text:p text:style-name="P11"/>
      <text:p text:style-name="P12">Les abréviations sont un vrai enjeu pour les OCR : on veut une reconnaissance stricte de l’image ou une reconnaissance qui résout des abréviations simples → cela va dépendre du projet final. <text:span text:style-name="T6">Est-ce qu’on conserve les distinctions de s rond et s long ? Encore une fois, le niveau de normalisation dépend complètement du projet d’encodage. </text:span></text:p>
      <text:p text:style-name="P12"/>
      <text:p text:style-name="P13">Feuillet 123 de mer des histoires. </text:p>
      <text:p text:style-name="P13"/>
      <text:p text:style-name="P14">Analyse de la mise en page permet d’identifier les zones de texte : les colonnes, les lignes, les mots, les lettres etc. la granularité dépend du logiciel que l’on utilise. </text:p>
      <text:p text:style-name="P15">Gt = ground truth →vérité de terrain pour le machine learning. </text:p>
      <text:p text:style-name="P15"/>
      <text:p text:style-name="P16">Importance de segmenter les différentes données en train (entra<text:span text:style-name="T9">î</text:span>nement), val (validation) et test (pour tester) pour s’assurer que le logiciel continu d’apprendre. </text:p>
      <text:p text:style-name="P16"/>
      <text:p text:style-name="P17">REPRENDRE LES COMMANDES VUS PENDANT LE COURS. </text:p>
      <text:p text:style-name="P18"/>
      <text:p text:style-name="P18"><text:soft-page-break/>Au niveau de l’entra<text:span text:style-name="T7">î</text:span>nement, les processeurs sont nécessaires mais sont très lents par rapport aux cartes graphiques les plus récentes. On entra<text:span text:style-name="T7">î</text:span>nera 10 à 100 fois plus rapidement avec une carte graphique ou un serveur GPU pour aller encore plus vite. <text:span text:style-name="T7">Ces cartes graphiques sont très très efficace pour faire des entraînements de neurones.</text:span></text:p>
      <text:p text:style-name="P18"/>
      <text:p text:style-name="P19">Ces modèles sont très efficaces quand on s’entraîne sur une main de copiste. Si on veut des modèles plus vastes, il faut plus de mains et donc bcp plus de test.</text:p>
      <text:p text:style-name="P19">On peut aussi faire un modèle général sur de nombreux manuscrits et ensuite on le spécialise avec un autre manuscrit avec une main <text:span text:style-name="T8">et le ré-entraîner pour rendre le modèle encore plus performant. </text:span></text:p>
      <text:p text:style-name="P20">Pour que le modèle soit plus performant, il faut éviter de prendre des pages qui se suivent dans les manuscrit. En effet, les pages qui se suivent dans un manuscrit sont généralement d’une même main mais les pages éloignées les unes des autres ont plus de change d’avoir été rédigé par deux ou plusieurs copistes différents. </text:p>
      <text:p text:style-name="P20"/>
      <text:p text:style-name="P21">Pokoto : outils qui fournit des dictionnaires avec des variantes de langue pour faire de la post-corr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1:10:31.730224432</meta:creation-date>
    <dc:date>2019-01-09T13:10:30.033016607</dc:date>
    <meta:editing-duration>PT1H11M42S</meta:editing-duration>
    <meta:editing-cycles>32</meta:editing-cycles>
    <meta:generator>LibreOffice/6.1.4.2$Linux_X86_64 LibreOffice_project/edc26d7faf41e406360d34efe1e39fe03035f7b0</meta:generator>
    <meta:document-statistic meta:table-count="0" meta:image-count="0" meta:object-count="0" meta:page-count="2" meta:paragraph-count="23" meta:word-count="579" meta:character-count="3581" meta:non-whitespace-character-count="3006"/>
  </office:meta>
</office:document-meta>
</file>